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archGenerator.setup( SourceResolver resolver , Map objectModel , String src , Parameters par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9">
            <text:p text:style-name="Table_20_Contents">9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SearchGenerator.buildHit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earchGenerator.getLuceneCocoonSear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Generator.generateHit( LuceneCocoonPager pag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SearchGenerator.generateNavigation( LuceneCocoonPager pag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earchGenerator.gener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earchGenerator.generateResul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archGenerato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Generator.generateHits( LuceneCocoonPager p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archGenerator.setLuceneCocoonSearcher( LuceneCocoonSearcher luceneCocoonSear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Generator.createInteger( String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archGenerator.afterProperties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archGenerator.setConsumer(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